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</text:p>
      <text:p text:style-name="Standard">mysql&gt; call cursor1();</text:p>
      <text:p text:style-name="Standard">Query OK, 0 rows affected, 1 warning (0.33 sec)</text:p>
      <text:p text:style-name="Standard"></text:p>
      <text:p text:style-name="Standard">mysql&gt; select * from student;</text:p>
      <text:p text:style-name="Standard">+------+------+------+------+------+-------+------------+</text:p>
      <text:p text:style-name="Standard">| rnum | s1 <text:s text:c="2"/>| s2 <text:s text:c="2"/>| s3 <text:s text:c="2"/>| s4 <text:s text:c="2"/>| total | percentage |</text:p>
      <text:p text:style-name="Standard">+------+------+------+------+------+-------+------------+</text:p>
      <text:p text:style-name="Standard">| <text:s text:c="3"/>1 | <text:s text:c="2"/>82 | <text:s text:c="2"/>79 | <text:s text:c="2"/>85 | <text:s text:c="2"/>91 | <text:s text:c="2"/>337 | <text:s text:c="8"/>84 |</text:p>
      <text:p text:style-name="Standard">| <text:s text:c="2"/>40 | <text:s text:c="2"/>60 | <text:s text:c="2"/>82 | <text:s text:c="2"/>71 | <text:s text:c="2"/>55 | <text:s text:c="2"/>268 | <text:s text:c="8"/>67 |</text:p>
      <text:p text:style-name="Standard">| <text:s text:c="2"/>58 | <text:s text:c="2"/>74 | <text:s text:c="2"/>75 | <text:s text:c="2"/>80 | <text:s/>100 | <text:s text:c="2"/>329 | <text:s text:c="8"/>82 |</text:p>
      <text:p text:style-name="Standard">| <text:s text:c="2"/>60 | <text:s text:c="2"/>90 | <text:s text:c="2"/>90 | <text:s text:c="2"/>90 | <text:s text:c="2"/>99 | <text:s text:c="2"/>369 | <text:s text:c="8"/>92 |</text:p>
      <text:p text:style-name="Standard">+------+------+------+------+------+-------+------------+</text:p>
      <text:p text:style-name="Standard">4 rows in set (0.00 sec)</text:p>
      <text:p text:style-name="Standard"/>
      <text:p text:style-name="Standard"/>
      <text:p text:style-name="Standard">2.</text:p>
      <text:p text:style-name="Standard"><text:s/>select * from emp_details;</text:p>
      <text:p text:style-name="Standard">+-----+----------+-----------+-------------+</text:p>
      <text:p text:style-name="Standard">| ssn | name <text:s text:c="4"/>| address <text:s text:c="2"/>| year_of_exp |</text:p>
      <text:p text:style-name="Standard">+-----+----------+-----------+-------------+</text:p>
      <text:p text:style-name="Standard">| <text:s text:c="2"/>8 | jaseem <text:s text:c="2"/>| kozhikode | <text:s text:c="9"/>10 |</text:p>
      <text:p text:style-name="Standard">| <text:s/>10 | arjun <text:s text:c="3"/>| palakkad <text:s/>| <text:s text:c="10"/>5 |</text:p>
      <text:p text:style-name="Standard">| <text:s/>36 | visal <text:s text:c="3"/>| palakkad <text:s/>| <text:s text:c="10"/>8 |</text:p>
      <text:p text:style-name="Standard">| <text:s/>49 | siddique | kozhikode | <text:s text:c="10"/>4 |</text:p>
      <text:p text:style-name="Standard">| <text:s/>69 | pranoy <text:s text:c="2"/>| palakkad <text:s/>| <text:s text:c="10"/>3 |</text:p>
      <text:p text:style-name="Standard">+-----+----------+-----------+-------------+</text:p>
      <text:p text:style-name="Standard"/>
      <text:p text:style-name="Standard"/>
      <text:p text:style-name="Standard">select * from emp_sal;</text:p>
      <text:p text:style-name="Standard">+-----+-----------+------+------+--------------+</text:p>
      <text:p text:style-name="Standard">| ssn | basic_pay | da <text:s text:c="2"/>| hra <text:s/>| gross_salary |</text:p>
      <text:p text:style-name="Standard">+-----+-----------+------+------+--------------+</text:p>
      <text:p text:style-name="Standard">| <text:s text:c="2"/>8 | <text:s text:c="4"/>55000 | 2000 | 7000 | <text:s text:c="7"/>64000 |</text:p>
      <text:p text:style-name="Standard">| <text:s/>10 | <text:s text:c="4"/>15000 | <text:s/>700 | 2000 | <text:s text:c="7"/>17700 |</text:p>
      <text:p text:style-name="Standard">| <text:s/>36 | <text:s text:c="4"/>25000 | 1000 | 5000 | <text:s text:c="7"/>31000 |</text:p>
      <text:p text:style-name="Standard">| <text:s/>49 | <text:s text:c="4"/>15000 | <text:s/>700 | 2000 | <text:s text:c="7"/>17700 |</text:p>
      <text:p text:style-name="Standard">| <text:s/>69 | <text:s text:c="4"/>20000 | <text:s/>800 | <text:s/>500 | <text:s text:c="7"/>21300 |</text:p>
      <text:p text:style-name="Standard">+-----+-----------+------+------+--------------+</text:p>
      <text:p text:style-name="Standard"/>
      <text:p text:style-name="Standard"/>
      <text:p text:style-name="Standard">mysql&gt; call cursor2();</text:p>
      <text:p text:style-name="Standard">+-----+----------+----------+</text:p>
      <text:p text:style-name="Standard">| ssn | name <text:s text:c="4"/>| basicpay |</text:p>
      <text:p text:style-name="Standard">+-----+----------+----------+</text:p>
      <text:p text:style-name="Standard">| <text:s text:c="2"/>8 | jaseem <text:s text:c="2"/>| <text:s text:c="3"/>55000 <text:s text:c="2"/>|</text:p>
      <text:p text:style-name="Standard">| <text:s/>10 | arjun <text:s text:c="3"/>| <text:s text:c="3"/>15000 <text:s text:c="3"/>|</text:p>
      <text:p text:style-name="Standard">| <text:s/>36 | visal <text:s text:c="3"/>| <text:s text:c="3"/>25000 <text:s text:c="4"/>| <text:s text:c="2"/></text:p>
      <text:p text:style-name="Standard">| <text:s/>49 | siddique | <text:s text:c="3"/>15000 <text:s/>|</text:p>
      <text:p text:style-name="Standard">| <text:s/>69 | pranoy <text:s text:c="2"/>| <text:s text:c="3"/>20000 <text:s/>|</text:p>
      <text:p text:style-name="Standard">+-----+----------+----------+</text:p>
      <text:p text:style-name="Standard"/>
      <text:p text:style-name="Standard"><text:soft-page-break/>3.</text:p>
      <text:p text:style-name="Standard"></text:p>
      <text:p text:style-name="Standard">mysql&gt; call cursor3(2);</text:p>
      <text:p text:style-name="Standard">+---------------+</text:p>
      <text:p text:style-name="Standard">| sum(grosspay) |</text:p>
      <text:p text:style-name="Standard">+---------------+</text:p>
      <text:p text:style-name="Standard">| <text:s text:c="8"/>95000 |</text:p>
      <text:p text:style-name="Standard">+---------------+</text:p>
      <text:p text:style-name="Standard">1 row in set (0.11 sec)</text:p>
      <text:p text:style-name="Standard"/>
      <text:p text:style-name="Standard">mysql&gt; call cursor3(4);</text:p>
      <text:p text:style-name="Standard">+---------------+</text:p>
      <text:p text:style-name="Standard">| sum(grosspay) |</text:p>
      <text:p text:style-name="Standard">+---------------+</text:p>
      <text:p text:style-name="Standard">| <text:s text:c="7"/>134000 |</text:p>
      <text:p text:style-name="Standard">+---------------+</text:p>
      <text:p text:style-name="Standard">1 row in set (0.19 sec)</text:p>
      <text:p text:style-name="Standard"></text:p>
      <text:p text:style-name="Standard"/>
      <text:p text:style-name="Standard">4.</text:p>
      <text:p text:style-name="Standard"/>
      <text:p text:style-name="Standard"/>
      <text:p text:style-name="Standard">mysql&gt; call cursor4();</text:p>
      <text:p text:style-name="Standard">+-----+------------------+----------------+</text:p>
      <text:p text:style-name="Standard">| ssn | date_of_updation | updated_salary |</text:p>
      <text:p text:style-name="Standard">+-----+------------------+----------------+</text:p>
      <text:p text:style-name="Standard">| <text:s/>10 | 2018-11-07 <text:s text:c="6"/>| <text:s text:c="9"/>19299 |</text:p>
      <text:p text:style-name="Standard">| <text:s/>49 | 2018-11-07 <text:s text:c="6"/>| <text:s text:c="9"/>19299 |</text:p>
      <text:p text:style-name="Standard">| <text:s/>69 | 2018-11-07 <text:s text:c="6"/>| <text:s text:c="9"/>22899 |</text:p>
      <text:p text:style-name="Standard">+-----+------------------+----------------+</text:p>
      <text:p text:style-name="Standard"/>
      <text:p text:style-name="Standard">5</text:p>
      <text:p text:style-name="Standard"><text:s/>select * from emp_details;</text:p>
      <text:p text:style-name="Standard">+-----+----------+-----------+-------------+</text:p>
      <text:p text:style-name="Standard">| ssn | name <text:s text:c="4"/>| address <text:s text:c="2"/>| year_of_exp |</text:p>
      <text:p text:style-name="Standard">+-----+----------+-----------+-------------+</text:p>
      <text:p text:style-name="Standard">| <text:s text:c="2"/>2 | srijit <text:s text:c="2"/>| palakkad <text:s/>| <text:s text:c="10"/>1 |</text:p>
      <text:p text:style-name="Standard">| <text:s text:c="2"/>8 | jaseem <text:s text:c="2"/>| kozhikode | <text:s text:c="9"/>10 |</text:p>
      <text:p text:style-name="Standard">| <text:s/>10 | arjun <text:s text:c="3"/>| palakkad <text:s/>| <text:s text:c="10"/>5 |</text:p>
      <text:p text:style-name="Standard">| <text:s/>36 | visal <text:s text:c="3"/>| palakkad <text:s/>| <text:s text:c="10"/>8 |</text:p>
      <text:p text:style-name="Standard">| <text:s/>49 | siddique | kozhikode | <text:s text:c="10"/>4 |</text:p>
      <text:p text:style-name="Standard">| <text:s/>69 | pranoy <text:s text:c="2"/>| palakkad <text:s/>| <text:s text:c="10"/>3 |</text:p>
      <text:p text:style-name="Standard">+-----+----------+-----------+-------------+</text:p>
      <text:p text:style-name="Standard">6 rows in set (0.00 sec)</text:p>
      <text:p text:style-name="Standard"></text:p>
      <text:p text:style-name="Standard">mysql&gt; select * from employee;</text:p>
      <text:p text:style-name="Standard">+-----+-----------+------+------+--------------+</text:p>
      <text:p text:style-name="Standard">| ssn | basic_pay | da <text:s text:c="2"/>| hra <text:s/>| gross_salary |</text:p>
      <text:p text:style-name="Standard">+-----+-----------+------+------+--------------+</text:p>
      <text:p text:style-name="Standard">| <text:s text:c="2"/>2 | <text:s text:c="4"/>65000 | 1000 | 5000 | <text:s text:c="7"/>71000 |</text:p>
      <text:p text:style-name="Standard">| <text:s text:c="2"/>8 | <text:s text:c="4"/>55000 | 2000 | 7000 | <text:s text:c="7"/>64000 |</text:p>
      <text:p text:style-name="Standard">| <text:s/>10 | <text:s text:c="4"/>15000 | <text:s/>700 | 2000 | <text:s text:c="7"/>17700 |</text:p>
      <text:p text:style-name="Standard"><text:soft-page-break/>| <text:s/>36 | <text:s text:c="4"/>25000 | 1000 | 5000 | <text:s text:c="7"/>31000 |</text:p>
      <text:p text:style-name="Standard">| <text:s/>49 | <text:s text:c="4"/>15000 | <text:s/>700 | 2000 | <text:s text:c="7"/>17700 |</text:p>
      <text:p text:style-name="Standard">| <text:s/>69 | <text:s text:c="4"/>20000 | <text:s/>800 | <text:s/>500 | <text:s text:c="7"/>21300 |</text:p>
      <text:p text:style-name="Standard">+-----+-----------+------+------+--------------+</text:p>
      <text:p text:style-name="Standard">6 rows in set (0.00 sec)</text:p>
      <text:p text:style-name="Standard"></text:p>
      <text:p text:style-name="Standard">mysql&gt; source /home/student/Documents/cur5.sql</text:p>
      <text:p text:style-name="Standard">Query OK, 0 rows affected (0.00 sec)</text:p>
      <text:p text:style-name="Standard"></text:p>
      <text:p text:style-name="Standard">Query OK, 0 rows affected (0.00 sec)</text:p>
      <text:p text:style-name="Standard"></text:p>
      <text:p text:style-name="Standard">mysql&gt; call cursor5();</text:p>
      <text:p text:style-name="Standard">Query OK, 0 rows affected, 1 warning (0.06 sec)</text:p>
      <text:p text:style-name="Standard"></text:p>
      <text:p text:style-name="Standard">mysql&gt; select * from employee;</text:p>
      <text:p text:style-name="Standard">+-----+-----------+------+------+--------------+</text:p>
      <text:p text:style-name="Standard">| ssn | basic_pay | da <text:s text:c="2"/>| hra <text:s/>| gross_salary |</text:p>
      <text:p text:style-name="Standard">+-----+-----------+------+------+--------------+</text:p>
      <text:p text:style-name="Standard">| <text:s text:c="2"/>8 | <text:s text:c="4"/>55000 | 2000 | 7000 | <text:s text:c="7"/>64000 |</text:p>
      <text:p text:style-name="Standard">| <text:s/>10 | <text:s text:c="4"/>15000 | <text:s/>700 | 2000 | <text:s text:c="7"/>17700 |</text:p>
      <text:p text:style-name="Standard">| <text:s/>36 | <text:s text:c="4"/>25000 | 1000 | 5000 | <text:s text:c="7"/>31000 |</text:p>
      <text:p text:style-name="Standard">| <text:s/>49 | <text:s text:c="4"/>15000 | <text:s/>700 | 2000 | <text:s text:c="7"/>17700 |</text:p>
      <text:p text:style-name="Standard">| <text:s/>69 | <text:s text:c="4"/>20000 | <text:s/>800 | <text:s/>500 | <text:s text:c="7"/>21300 |</text:p>
      <text:p text:style-name="Standard">+-----+-----------+------+------+--------------+</text:p>
      <text:p text:style-name="Standard">5 rows in set (0.00 sec)</text:p>
      <text:p text:style-name="Standard"></text:p>
      <text:p text:style-name="Standard">mysql&gt; select * from emp_details;</text:p>
      <text:p text:style-name="Standard">+-----+----------+-----------+-------------+</text:p>
      <text:p text:style-name="Standard">| ssn | name <text:s text:c="4"/>| address <text:s text:c="2"/>| year_of_exp |</text:p>
      <text:p text:style-name="Standard">+-----+----------+-----------+-------------+</text:p>
      <text:p text:style-name="Standard">| <text:s text:c="2"/>8 | jaseem <text:s text:c="2"/>| kozhikode | <text:s text:c="9"/>10 |</text:p>
      <text:p text:style-name="Standard">| <text:s/>10 | arjun <text:s text:c="3"/>| palakkad <text:s/>| <text:s text:c="10"/>5 |</text:p>
      <text:p text:style-name="Standard">| <text:s/>36 | visal <text:s text:c="3"/>| palakkad <text:s/>| <text:s text:c="10"/>8 |</text:p>
      <text:p text:style-name="Standard">| <text:s/>49 | siddique | kozhikode | <text:s text:c="10"/>4 |</text:p>
      <text:p text:style-name="Standard">| <text:s/>69 | pranoy <text:s text:c="2"/>| palakkad <text:s/>| <text:s text:c="10"/>3 |</text:p>
      <text:p text:style-name="Standard">+-----+----------+-----------+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8-11-07T14:27:16</meta:creation-date>
    <dc:date>2018-11-07T16:04:23</dc:date>
    <dc:creator>student </dc:creator>
    <meta:editing-duration>PT1H21M57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3" meta:paragraph-count="128" meta:word-count="820" meta:character-count="4592" meta:non-whitespace-character-count="3237"/>
  </office:meta>
</office:document-meta>
</file>